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1cede" draw:textarea-horizontal-align="justify" draw:textarea-vertical-align="middle" draw:auto-grow-height="false" fo:min-height="2.512cm" fo:min-width="13.47cm"/>
    </style:style>
    <style:style style:name="gr2" style:family="graphic" style:parent-style-name="standard">
      <style:graphic-properties draw:fill-color="#e5e5aa" draw:textarea-horizontal-align="justify" draw:textarea-vertical-align="middle" draw:auto-grow-height="false" fo:min-height="0.385cm" fo:min-width="2.29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9cm"/>
    </style:style>
    <style:style style:name="gr6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7" style:family="graphic" style:parent-style-name="standard">
      <style:graphic-properties draw:fill-color="#ccafa5" draw:textarea-horizontal-align="justify" draw:textarea-vertical-align="middle" draw:auto-grow-height="false" fo:min-height="1.735cm" fo:min-width="1.406cm"/>
    </style:style>
    <style:style style:name="gr8" style:family="graphic" style:parent-style-name="standard">
      <style:graphic-properties draw:fill-color="#ccd8c7" draw:textarea-horizontal-align="justify" draw:textarea-vertical-align="middle" draw:auto-grow-height="false" fo:min-height="0.385cm" fo:min-width="2.294cm"/>
    </style:style>
    <style:style style:name="gr9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1.147cm" fo:min-width="10.295cm"/>
    </style:style>
    <style:style style:name="gr11" style:family="graphic" style:parent-style-name="standard">
      <style:graphic-properties draw:fill-color="#f0dc8d" draw:textarea-horizontal-align="justify" draw:textarea-vertical-align="middle" draw:auto-grow-height="false" fo:min-height="1.147cm" fo:min-width="10.295cm"/>
    </style:style>
    <style:style style:name="gr12" style:family="graphic" style:parent-style-name="standard">
      <style:graphic-properties draw:fill-color="#c1cede" draw:textarea-horizontal-align="justify" draw:textarea-vertical-align="middle" draw:auto-grow-height="false" fo:min-height="6.198cm" fo:min-width="10.295cm"/>
    </style:style>
    <style:style style:name="gr13" style:family="graphic" style:parent-style-name="standard">
      <style:graphic-properties draw:fill-color="#ccafa5" draw:textarea-horizontal-align="justify" draw:textarea-vertical-align="middle" draw:auto-grow-height="false" fo:min-height="0.971cm" fo:min-width="1.406cm"/>
    </style:style>
    <style:style style:name="gr14" style:family="graphic" style:parent-style-name="objectwithoutfill">
      <style:graphic-properties draw:marker-end="Arrow" draw:marker-end-width="0.152cm" draw:fill="none" draw:textarea-vertical-align="middle"/>
    </style:style>
    <style:style style:name="gr15" style:family="graphic" style:parent-style-name="objectwithoutfill">
      <style:graphic-properties draw:marker-start="Arrow" draw:marker-start-width="0.152cm" draw:marker-end="" draw:marker-end-width="0.15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c1cede"/>
      <style:paragraph-properties fo:text-align="center"/>
      <style:text-properties fo:color="#999999" fo:font-size="14pt"/>
    </style:style>
    <style:style style:name="P3" style:family="paragraph">
      <loext:graphic-properties draw:fill-color="#e5e5aa"/>
      <style:paragraph-properties fo:text-align="center"/>
      <style:text-properties fo:font-size="10.5pt" style:font-size-asian="10.5pt" style:font-size-complex="10.5pt"/>
    </style:style>
    <style:style style:name="P4" style:family="paragraph">
      <loext:graphic-properties draw:fill="none"/>
      <style:paragraph-properties fo:text-align="center"/>
      <style:text-properties fo:font-size="12pt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loext:graphic-properties draw:fill-color="#ccafa5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ccd8c7"/>
      <style:paragraph-properties fo:text-align="center"/>
      <style:text-properties fo:font-size="10.5pt" style:font-size-asian="10.5pt" style:font-size-complex="10.5pt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-color="#dddddd"/>
      <style:paragraph-properties fo:text-align="center"/>
      <style:text-properties fo:color="#999999" fo:font-size="14pt"/>
    </style:style>
    <style:style style:name="P11" style:family="paragraph">
      <loext:graphic-properties draw:fill-color="#f0dc8d"/>
      <style:paragraph-properties fo:text-align="center"/>
      <style:text-properties fo:color="#999999" fo:font-size="14pt"/>
    </style:style>
    <style:style style:name="T1" style:family="text">
      <style:text-properties fo:color="#999999" fo:font-size="14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97cm" svg:height="2.762cm" svg:x="3.794cm" svg:y="4.715cm">
          <text:p text:style-name="P1"><text:span text:style-name="T1">Bundle </text:span><text:span text:style-name="T1">Protocol </text:span><text:span text:style-name="T1">Librar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794cm" svg:height="0.635cm" svg:x="4.275cm" svg:y="4.719cm">
          <text:p text:style-name="P1"><text:span text:style-name="T2">bplib_process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698cm" svg:y1="3.285cm" svg:x2="5.699cm" svg:y2="4.682cm">
          <text:p/>
        </draw:line>
        <draw:frame draw:style-name="gr4" draw:text-style-name="P5" draw:layer="layout" svg:width="2.039cm" svg:height="0.725cm" svg:x="4.651cm" svg:y="2.518cm">
          <draw:text-box>
            <text:p><text:span text:style-name="T3">Bundles</text:span></text:p>
          </draw:text-box>
        </draw:frame>
        <draw:frame draw:style-name="gr5" draw:text-style-name="P5" draw:layer="layout" svg:width="1.399cm" svg:height="0.725cm" svg:x="11.739cm" svg:y="2.521cm">
          <draw:text-box>
            <text:p><text:span text:style-name="T3">Data</text:span></text:p>
          </draw:text-box>
        </draw:frame>
        <draw:frame draw:style-name="gr4" draw:text-style-name="P5" draw:layer="layout" svg:width="2.039cm" svg:height="0.725cm" svg:x="14.559cm" svg:y="2.522cm">
          <draw:text-box>
            <text:p><text:span text:style-name="T3">Bundles</text:span></text:p>
          </draw:text-box>
        </draw:frame>
        <draw:frame draw:style-name="gr5" draw:text-style-name="P5" draw:layer="layout" svg:width="1.399cm" svg:height="0.725cm" svg:x="8.07cm" svg:y="2.527cm">
          <draw:text-box>
            <text:p><text:span text:style-name="T3">Data</text:span></text:p>
          </draw:text-box>
        </draw:frame>
        <draw:custom-shape draw:style-name="gr2" draw:text-style-name="P3" xml:id="id4" draw:id="id4" draw:layer="layout" svg:width="2.794cm" svg:height="0.635cm" svg:x="11.033cm" svg:y="4.719cm">
          <text:p text:style-name="P1"><text:span text:style-name="T2">bplib_st</text:span><text:span text:style-name="T2">or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2.794cm" svg:height="0.635cm" svg:x="14.189cm" svg:y="4.719cm">
          <text:p text:style-name="P1"><text:span text:style-name="T2">bplib_loa</text:span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2.794cm" svg:height="0.635cm" svg:x="7.369cm" svg:y="4.71cm">
          <text:p text:style-name="P1"><text:span text:style-name="T2">bplib_ac</text:span><text:span text:style-name="T2">cept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453cm" svg:y1="3.286cm" svg:x2="12.453cm" svg:y2="4.683cm">
          <text:p/>
        </draw:line>
        <draw:line draw:style-name="gr6" draw:text-style-name="P4" draw:layer="layout" svg:x1="8.799cm" svg:y1="3.286cm" svg:x2="8.799cm" svg:y2="4.683cm">
          <text:p/>
        </draw:line>
        <draw:line draw:style-name="gr6" draw:text-style-name="P4" draw:layer="layout" svg:x1="15.599cm" svg:y1="3.287cm" svg:x2="15.599cm" svg:y2="4.684cm">
          <text:p/>
        </draw:line>
        <draw:custom-shape draw:style-name="gr7" draw:text-style-name="P6" xml:id="id2" draw:id="id2" draw:layer="layout" svg:width="1.905cm" svg:height="3.175cm" svg:x="6.28cm" svg:y="8.62cm">
          <text:p text:style-name="P1"><text:span text:style-name="T4">Payload</text:span></text:p>
          <text:p text:style-name="P1"><text:span text:style-name="T4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6" xml:id="id5" draw:id="id5" draw:layer="layout" svg:width="1.905cm" svg:height="3.175cm" svg:x="13.08cm" svg:y="8.62cm">
          <text:p text:style-name="P1"><text:span text:style-name="T4">Bundle</text:span></text:p>
          <text:p text:style-name="P1"><text:span text:style-name="T4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7" draw:layer="layout" svg:x1="5.672cm" svg:y1="5.354cm" svg:x2="6.28cm" svg:y2="10.208cm" draw:start-shape="id1" draw:start-glue-point="2" draw:end-shape="id2" draw:end-glue-point="6" svg:d="M5672 5354v4854h608" svg:viewBox="0 0 609 4855">
          <text:p/>
        </draw:connector>
        <draw:connector draw:style-name="gr3" draw:text-style-name="P7" draw:layer="layout" svg:x1="8.185cm" svg:y1="10.208cm" svg:x2="8.766cm" svg:y2="5.345cm" draw:start-shape="id2" draw:start-glue-point="8" draw:end-shape="id3" svg:d="M8185 10208h581v-4863" svg:viewBox="0 0 582 4864">
          <text:p/>
        </draw:connector>
        <draw:connector draw:style-name="gr3" draw:text-style-name="P7" draw:layer="layout" svg:x1="12.43cm" svg:y1="5.354cm" svg:x2="13.08cm" svg:y2="10.208cm" draw:start-shape="id4" draw:start-glue-point="2" draw:end-shape="id5" draw:end-glue-point="6" svg:d="M12430 5354v4854h650" svg:viewBox="0 0 651 4855">
          <text:p/>
        </draw:connector>
        <draw:connector draw:style-name="gr3" draw:text-style-name="P7" draw:layer="layout" svg:x1="14.985cm" svg:y1="10.208cm" svg:x2="15.586cm" svg:y2="5.354cm" draw:start-shape="id5" draw:start-glue-point="8" draw:end-shape="id6" draw:end-glue-point="2" svg:d="M14985 10208h601v-4854" svg:viewBox="0 0 602 4855">
          <text:p/>
        </draw:connector>
        <draw:custom-shape draw:style-name="gr8" draw:text-style-name="P8" draw:layer="layout" svg:width="2.794cm" svg:height="0.635cm" svg:x="4.275cm" svg:y="7.801cm">
          <text:p text:style-name="P1"><text:span text:style-name="T2">enqueu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794cm" svg:height="0.635cm" svg:x="7.375cm" svg:y="7.801cm">
          <text:p text:style-name="P1"><text:span text:style-name="T2">dequeu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794cm" svg:height="0.635cm" svg:x="14.175cm" svg:y="7.801cm">
          <text:p text:style-name="P1"><text:span text:style-name="T2">dequeu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794cm" svg:height="0.635cm" svg:x="11.075cm" svg:y="7.801cm">
          <text:p text:style-name="P1"><text:span text:style-name="T2">enqu</text:span><text:span text:style-name="T2">e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3.97cm" svg:height="2.762cm" svg:x="4.048cm" svg:y="17.034cm">
          <text:p text:style-name="P1"><text:span text:style-name="T1">Bundl</text:span><text:span text:style-name="T1">e </text:span><text:span text:style-name="T1">Proto</text:span><text:span text:style-name="T1">col </text:span><text:span text:style-name="T1">Librar</text:span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2.794cm" svg:height="0.635cm" svg:x="4.529cm" svg:y="17.038cm">
          <text:p text:style-name="P1"><text:span text:style-name="T2">bpli</text:span><text:span text:style-name="T2">b_p</text:span><text:span text:style-name="T2">roc</text:span><text:span text:style-name="T2">ess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952cm" svg:y1="15.604cm" svg:x2="5.953cm" svg:y2="17.001cm">
          <text:p/>
        </draw:line>
        <draw:frame draw:style-name="gr4" draw:text-style-name="P5" draw:layer="layout" svg:width="2.039cm" svg:height="0.725cm" svg:x="4.905cm" svg:y="14.837cm">
          <draw:text-box>
            <text:p><text:span text:style-name="T3">Bundles</text:span></text:p>
          </draw:text-box>
        </draw:frame>
        <draw:frame draw:style-name="gr5" draw:text-style-name="P5" draw:layer="layout" svg:width="1.399cm" svg:height="0.725cm" svg:x="11.993cm" svg:y="14.84cm">
          <draw:text-box>
            <text:p><text:span text:style-name="T3">Data</text:span></text:p>
          </draw:text-box>
        </draw:frame>
        <draw:frame draw:style-name="gr4" draw:text-style-name="P5" draw:layer="layout" svg:width="2.039cm" svg:height="0.725cm" svg:x="14.813cm" svg:y="14.841cm">
          <draw:text-box>
            <text:p><text:span text:style-name="T3">Bundles</text:span></text:p>
          </draw:text-box>
        </draw:frame>
        <draw:frame draw:style-name="gr5" draw:text-style-name="P5" draw:layer="layout" svg:width="1.399cm" svg:height="0.725cm" svg:x="8.324cm" svg:y="14.846cm">
          <draw:text-box>
            <text:p><text:span text:style-name="T3">Data</text:span></text:p>
          </draw:text-box>
        </draw:frame>
        <draw:custom-shape draw:style-name="gr2" draw:text-style-name="P3" xml:id="id10" draw:id="id10" draw:layer="layout" svg:width="2.794cm" svg:height="0.635cm" svg:x="11.287cm" svg:y="17.038cm">
          <text:p text:style-name="P1"><text:span text:style-name="T2">bplib_st</text:span><text:span text:style-name="T2">or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2.794cm" svg:height="0.635cm" svg:x="14.443cm" svg:y="17.038cm">
          <text:p text:style-name="P1"><text:span text:style-name="T2">bpli</text:span><text:span text:style-name="T2">b_l</text:span><text:span text:style-name="T2">oa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2.794cm" svg:height="0.635cm" svg:x="7.623cm" svg:y="17.029cm">
          <text:p text:style-name="P1"><text:span text:style-name="T2">bplib_accept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707cm" svg:y1="15.605cm" svg:x2="12.707cm" svg:y2="17.002cm">
          <text:p/>
        </draw:line>
        <draw:line draw:style-name="gr6" draw:text-style-name="P4" draw:layer="layout" svg:x1="9.053cm" svg:y1="15.605cm" svg:x2="9.053cm" svg:y2="17.002cm">
          <text:p/>
        </draw:line>
        <draw:line draw:style-name="gr6" draw:text-style-name="P4" draw:layer="layout" svg:x1="15.853cm" svg:y1="15.606cm" svg:x2="15.853cm" svg:y2="17.003cm">
          <text:p/>
        </draw:line>
        <draw:custom-shape draw:style-name="gr7" draw:text-style-name="P6" xml:id="id8" draw:id="id8" draw:layer="layout" svg:width="1.905cm" svg:height="3.175cm" svg:x="6.534cm" svg:y="20.939cm">
          <text:p text:style-name="P1"><text:span text:style-name="T4">Payload</text:span></text:p>
          <text:p text:style-name="P1"><text:span text:style-name="T4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6" xml:id="id11" draw:id="id11" draw:layer="layout" svg:width="1.905cm" svg:height="3.175cm" svg:x="13.334cm" svg:y="20.939cm">
          <text:p text:style-name="P1"><text:span text:style-name="T4">Bundle</text:span></text:p>
          <text:p text:style-name="P1"><text:span text:style-name="T4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7" draw:layer="layout" svg:x1="5.926cm" svg:y1="17.673cm" svg:x2="6.534cm" svg:y2="22.527cm" draw:start-shape="id7" draw:start-glue-point="2" draw:end-shape="id8" draw:end-glue-point="6" svg:d="M5926 17673v4854h608" svg:viewBox="0 0 609 4855">
          <text:p/>
        </draw:connector>
        <draw:connector draw:style-name="gr3" draw:text-style-name="P7" draw:layer="layout" svg:x1="8.439cm" svg:y1="22.527cm" svg:x2="9.02cm" svg:y2="17.664cm" draw:start-shape="id8" draw:start-glue-point="8" draw:end-shape="id9" svg:d="M8439 22527h581v-4863" svg:viewBox="0 0 582 4864">
          <text:p/>
        </draw:connector>
        <draw:connector draw:style-name="gr3" draw:text-style-name="P7" draw:layer="layout" svg:x1="12.684cm" svg:y1="17.673cm" svg:x2="13.334cm" svg:y2="22.527cm" draw:start-shape="id10" draw:start-glue-point="2" draw:end-shape="id11" draw:end-glue-point="6" svg:d="M12684 17673v4854h650" svg:viewBox="0 0 651 4855">
          <text:p/>
        </draw:connector>
        <draw:connector draw:style-name="gr3" draw:text-style-name="P7" draw:layer="layout" svg:x1="15.239cm" svg:y1="22.527cm" svg:x2="15.84cm" svg:y2="17.673cm" draw:start-shape="id11" draw:start-glue-point="8" draw:end-shape="id12" draw:end-glue-point="2" svg:d="M15239 22527h601v-4854" svg:viewBox="0 0 602 4855">
          <text:p/>
        </draw:connector>
        <draw:custom-shape draw:style-name="gr8" draw:text-style-name="P8" draw:layer="layout" svg:width="2.794cm" svg:height="0.635cm" svg:x="4.529cm" svg:y="20.12cm">
          <text:p text:style-name="P1"><text:span text:style-name="T2">enqueu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794cm" svg:height="0.635cm" svg:x="7.629cm" svg:y="20.12cm">
          <text:p text:style-name="P1"><text:span text:style-name="T2">dequeu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794cm" svg:height="0.635cm" svg:x="14.429cm" svg:y="20.12cm">
          <text:p text:style-name="P1"><text:span text:style-name="T2">dequ</text:span><text:span text:style-name="T2">eu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794cm" svg:height="0.635cm" svg:x="11.329cm" svg:y="20.12cm">
          <text:p text:style-name="P1"><text:span text:style-name="T2">enqu</text:span><text:span text:style-name="T2">eu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905cm" svg:height="3.175cm" svg:x="9.934cm" svg:y="23.139cm">
          <text:p text:style-name="P1"><text:span text:style-name="T4">AC</text:span><text:span text:style-name="T4">S</text:span></text:p>
          <text:p text:style-name="P1"><text:span text:style-name="T4">Stor</text:span><text:span text:style-name="T4">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9" draw:layer="layout" svg:width="1.016cm" svg:height="1.016cm" svg:x="5.409cm" svg:y="18.172cm">
          <text:p text:style-name="P1"><text:span text:style-name="T5">t</text:span><text:span text:style-name="T5">y</text:span><text:span text:style-name="T5">p</text:span><text:span text:style-name="T5">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2" draw:style-name="dp1" draw:master-page-name="Default">
        <draw:custom-shape draw:style-name="gr10" draw:text-style-name="P10" draw:layer="layout" svg:width="10.795cm" svg:height="1.397cm" svg:x="4.91cm" svg:y="15.129cm">
          <text:p text:style-name="P1"><text:span text:style-name="T1">Co</text:span><text:span text:style-name="T1">nv</text:span><text:span text:style-name="T1">er</text:span><text:span text:style-name="T1">ge</text:span><text:span text:style-name="T1">nc</text:span><text:span text:style-name="T1">e </text:span><text:span text:style-name="T1">La</text:span><text:span text:style-name="T1">ye</text:span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10.795cm" svg:height="1.397cm" svg:x="4.91cm" svg:y="4.429cm">
          <text:p text:style-name="P1"><text:span text:style-name="T1">Applicati</text:span><text:span text:style-name="T1">on 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10.795cm" svg:height="6.448cm" svg:x="4.937cm" svg:y="7.286cm">
          <text:p text:style-name="P1"><text:span text:style-name="T1">B</text:span><text:span text:style-name="T1">u</text:span><text:span text:style-name="T1">n</text:span><text:span text:style-name="T1">d</text:span><text:span text:style-name="T1">l</text:span><text:span text:style-name="T1">e</text:span><text:span text:style-name="T1"> </text:span><text:span text:style-name="T1">P</text:span><text:span text:style-name="T1">r</text:span><text:span text:style-name="T1">o</text:span><text:span text:style-name="T1">t</text:span><text:span text:style-name="T1">o</text:span><text:span text:style-name="T1">c</text:span><text:span text:style-name="T1">o</text:span><text:span text:style-name="T1">l</text:span></text:p>
          <text:p text:style-name="P1"><text:span text:style-name="T1">L</text:span><text:span text:style-name="T1">i</text:span><text:span text:style-name="T1">b</text:span><text:span text:style-name="T1">r</text:span><text:span text:style-name="T1">a</text:span><text:span text:style-name="T1">r</text:span><text:span text:style-name="T1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4" draw:id="id14" draw:layer="layout" svg:width="2.794cm" svg:height="0.635cm" svg:x="5.518cm" svg:y="13.09cm">
          <text:p text:style-name="P1"><text:span text:style-name="T2">b</text:span><text:span text:style-name="T2">p</text:span><text:span text:style-name="T2">l</text:span><text:span text:style-name="T2">i</text:span><text:span text:style-name="T2">b</text:span><text:span text:style-name="T2">_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/text:p>
          <draw:enhanced-geometry svg:viewBox="0 0 21600 21600" draw:type="rectangle" draw:enhanced-path="M 0 0 L 21600 0 21600 21600 0 21600 0 0 Z N"/>
        </draw:custom-shape>
        <draw:frame draw:style-name="gr4" draw:text-style-name="P5" xml:id="id16" draw:id="id16" draw:layer="layout" svg:width="2.039cm" svg:height="0.725cm" svg:x="12.731cm" svg:y="15.134cm">
          <draw:text-box>
            <text:p><text:span text:style-name="T3">Bundle</text:span><text:span text:style-name="T3">s</text:span></text:p>
          </draw:text-box>
        </draw:frame>
        <draw:frame draw:style-name="gr5" draw:text-style-name="P5" xml:id="id19" draw:id="id19" draw:layer="layout" svg:width="1.399cm" svg:height="0.725cm" svg:x="13.082cm" svg:y="5.092cm">
          <draw:text-box>
            <text:p><text:span text:style-name="T3">Data</text:span></text:p>
          </draw:text-box>
        </draw:frame>
        <draw:frame draw:style-name="gr4" draw:text-style-name="P5" xml:id="id13" draw:id="id13" draw:layer="layout" svg:width="2.039cm" svg:height="0.725cm" svg:x="5.9cm" svg:y="15.127cm">
          <draw:text-box>
            <text:p><text:span text:style-name="T3">Bundles</text:span></text:p>
          </draw:text-box>
        </draw:frame>
        <draw:frame draw:style-name="gr5" draw:text-style-name="P5" xml:id="id18" draw:id="id18" draw:layer="layout" svg:width="1.399cm" svg:height="0.725cm" svg:x="6.257cm" svg:y="5.098cm">
          <draw:text-box>
            <text:p><text:span text:style-name="T3">Data</text:span></text:p>
          </draw:text-box>
        </draw:frame>
        <draw:custom-shape draw:style-name="gr2" draw:text-style-name="P3" xml:id="id20" draw:id="id20" draw:layer="layout" svg:width="2.794cm" svg:height="0.635cm" svg:x="12.376cm" svg:y="7.29cm">
          <text:p text:style-name="P1"><text:span text:style-name="T2">bplib_stor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5" draw:id="id15" draw:layer="layout" svg:width="2.794cm" svg:height="0.635cm" svg:x="12.351cm" svg:y="13.094cm">
          <text:p text:style-name="P1"><text:span text:style-name="T2">bplib_loa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7" draw:id="id17" draw:layer="layout" svg:width="2.794cm" svg:height="0.635cm" svg:x="5.556cm" svg:y="7.281cm">
          <text:p text:style-name="P1"><text:span text:style-name="T2">bplib_accept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22" draw:id="id22" draw:layer="layout" svg:width="1.905cm" svg:height="1.951cm" svg:x="5.998cm" svg:y="9.597cm">
          <text:p text:style-name="P1"><text:span text:style-name="T4">Payload</text:span></text:p>
          <text:p text:style-name="P1"><text:span text:style-name="T4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8" xml:id="id21" draw:id="id21" draw:layer="layout" svg:width="2.794cm" svg:height="0.635cm" svg:x="5.545cm" svg:y="12.179cm">
          <text:p text:style-name="P1"><text:span text:style-name="T2">enqueu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794cm" svg:height="0.635cm" svg:x="12.346cm" svg:y="12.179cm">
          <text:p text:style-name="P1"><text:span text:style-name="T2">enqueu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794cm" svg:height="0.635cm" svg:x="12.373cm" svg:y="8.17cm">
          <text:p text:style-name="P1"><text:span text:style-name="T2">dequeu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23" draw:id="id23" draw:layer="layout" svg:width="2.794cm" svg:height="0.635cm" svg:x="5.547cm" svg:y="8.17cm">
          <text:p text:style-name="P1"><text:span text:style-name="T2">dequeue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draw:type="line" svg:x1="6.919cm" svg:y1="15.127cm" svg:x2="6.915cm" svg:y2="13.725cm" draw:start-shape="id13" draw:start-glue-point="0" draw:end-shape="id14" draw:end-glue-point="2" svg:d="M6919 15127l-4-1402" svg:viewBox="0 0 5 1403">
          <text:p/>
        </draw:connector>
        <draw:connector draw:style-name="gr3" draw:text-style-name="P7" draw:layer="layout" draw:type="line" svg:x1="13.748cm" svg:y1="13.729cm" svg:x2="13.75cm" svg:y2="15.134cm" draw:start-shape="id15" draw:start-glue-point="2" draw:end-shape="id16" draw:end-glue-point="0" svg:d="M13748 13729l2 1405" svg:viewBox="0 0 3 1406">
          <text:p/>
        </draw:connector>
        <draw:connector draw:style-name="gr3" draw:text-style-name="P7" draw:layer="layout" draw:type="line" svg:x1="6.953cm" svg:y1="7.281cm" svg:x2="6.956cm" svg:y2="5.823cm" draw:start-shape="id17" draw:start-glue-point="0" draw:end-shape="id18" svg:d="M6953 7281l3-1458" svg:viewBox="0 0 4 1459">
          <text:p/>
        </draw:connector>
        <draw:connector draw:style-name="gr3" draw:text-style-name="P7" draw:layer="layout" draw:type="line" svg:x1="13.781cm" svg:y1="5.817cm" svg:x2="13.773cm" svg:y2="7.29cm" draw:start-shape="id19" draw:start-glue-point="2" draw:end-shape="id20" draw:end-glue-point="0" svg:d="M13781 5817l-8 1473" svg:viewBox="0 0 9 1474">
          <text:p/>
        </draw:connector>
        <draw:connector draw:style-name="gr14" draw:text-style-name="P7" draw:layer="layout" draw:type="line" svg:x1="6.942cm" svg:y1="12.179cm" svg:x2="6.95cm" svg:y2="11.548cm" draw:start-shape="id21" draw:start-glue-point="0" draw:end-shape="id22" svg:d="M6942 12179l8-631" svg:viewBox="0 0 9 632">
          <text:p/>
        </draw:connector>
        <draw:connector draw:style-name="gr14" draw:text-style-name="P7" draw:layer="layout" draw:type="line" svg:x1="6.951cm" svg:y1="9.597cm" svg:x2="6.944cm" svg:y2="8.805cm" draw:start-shape="id22" draw:start-glue-point="5" draw:end-shape="id23" draw:end-glue-point="2" svg:d="M6951 9597l-7-792" svg:viewBox="0 0 8 793">
          <text:p/>
        </draw:connector>
        <draw:custom-shape draw:style-name="gr13" draw:text-style-name="P6" xml:id="id24" draw:id="id24" draw:layer="layout" svg:width="1.905cm" svg:height="1.951cm" svg:x="12.798cm" svg:y="9.598cm">
          <text:p text:style-name="P1"><text:span text:style-name="T4">Bundle</text:span></text:p>
          <text:p text:style-name="P1"><text:span text:style-name="T4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5" draw:text-style-name="P7" draw:layer="layout" draw:type="line" svg:x1="13.742cm" svg:y1="12.18cm" svg:x2="13.75cm" svg:y2="11.549cm" draw:end-shape="id24" svg:d="M13742 12180l8-631" svg:viewBox="0 0 9 632">
          <text:p/>
        </draw:connector>
        <draw:connector draw:style-name="gr15" draw:text-style-name="P7" draw:layer="layout" draw:type="line" svg:x1="13.751cm" svg:y1="9.598cm" svg:x2="13.744cm" svg:y2="8.806cm" draw:start-shape="id24" draw:start-glue-point="5" svg:d="M13751 9598l-7-792" svg:viewBox="0 0 8 7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1T09:04:46.094577518</meta:creation-date>
    <dc:date>2019-08-22T14:16:31.406890948</dc:date>
    <meta:editing-duration>P1DT10H36M8S</meta:editing-duration>
    <meta:editing-cycles>76</meta:editing-cycles>
    <meta:generator>LibreOffice/5.1.6.2$Linux_X86_64 LibreOffice_project/10m0$Build-2</meta:generator>
    <meta:document-statistic meta:object-count="73"/>
  </office:meta>
</office:document-meta>
</file>